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Q</mi>
        <mi>j</mi>
      </msub>
      <mrow>
        <mi/>
        <mo stretchy="false">=</mo>
        <mi/>
      </mrow>
      <mfrac>
        <mtext>d</mtext>
        <mrow>
          <mtext>d</mtext>
          <mi>t</mi>
        </mrow>
      </mfrac>
      <mfrac>
        <mrow>
          <mo stretchy="false">∂</mo>
          <mi>U</mi>
        </mrow>
        <mrow>
          <mo stretchy="false">∂</mo>
          <msub>
            <mrow>
              <mover accent="true">
                <mi>q</mi>
                <mo stretchy="false">˙</mo>
              </mover>
            </mrow>
            <mi>j</mi>
          </msub>
        </mrow>
      </mfrac>
      <mrow>
        <mi/>
        <mo stretchy="false">−</mo>
        <mi/>
      </mrow>
      <mfrac>
        <mrow>
          <mo stretchy="false">∂</mo>
          <mi>U</mi>
        </mrow>
        <mrow>
          <mo stretchy="false">∂</mo>
          <msub>
            <mi>q</mi>
            <mi>j</mi>
          </msub>
        </mrow>
      </mfrac>
      <mi/>
      <mi>,</mi>
      <mi/>
      <mrow>
        <mi>j</mi>
        <mo stretchy="false">=</mo>
        <mn>1,2</mn>
      </mrow>
      <mi>,</mi>
      <mo stretchy="false">…</mo>
      <mi>,</mi>
      <mi>S</mi>
    </mrow>
    <annotation encoding="StarMath 5.0">alignc Q_j `=` "d" over {"d" t} {partial U} over {partial {dot q}_j} `-` {partial U} over {partial q_j} `,~~ j=1,2,dotslow,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13:31:28.752000000</meta:creation-date>
    <meta:generator>LibreOffice/4.1.4.2$Windows_x86 LibreOffice_project/0a0440ccc0227ad9829de5f46be37cfb6edcf72</meta:generator>
  </office:meta>
</office:document-meta>
</file>